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8aeb" officeooo:paragraph-rsid="00138aeb"/>
    </style:style>
    <style:style style:name="P2" style:family="paragraph" style:parent-style-name="Standard">
      <style:text-properties officeooo:rsid="00151e96" officeooo:paragraph-rsid="00151e96"/>
    </style:style>
    <style:style style:name="P3" style:family="paragraph" style:parent-style-name="Standard">
      <style:text-properties officeooo:rsid="0015dc35" officeooo:paragraph-rsid="0015dc35"/>
    </style:style>
    <style:style style:name="P4" style:family="paragraph" style:parent-style-name="Standard">
      <style:text-properties officeooo:rsid="001853eb" officeooo:paragraph-rsid="001853eb"/>
    </style:style>
    <style:style style:name="P5" style:family="paragraph" style:parent-style-name="Standard">
      <style:text-properties officeooo:rsid="00138aeb" officeooo:paragraph-rsid="00138aeb"/>
    </style:style>
    <style:style style:name="P6" style:family="paragraph" style:parent-style-name="Standard">
      <style:text-properties officeooo:rsid="00138aeb" officeooo:paragraph-rsid="00199bb9"/>
    </style:style>
    <style:style style:name="P7" style:family="paragraph" style:parent-style-name="Standard">
      <style:text-properties officeooo:rsid="00199bb9" officeooo:paragraph-rsid="00199bb9"/>
    </style:style>
    <style:style style:name="T1" style:family="text">
      <style:text-properties officeooo:rsid="0014047d"/>
    </style:style>
    <style:style style:name="T2" style:family="text">
      <style:text-properties officeooo:rsid="00151e96"/>
    </style:style>
    <style:style style:name="T3" style:family="text">
      <style:text-properties officeooo:rsid="0015d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e de consideraciones de la solución</text:p>
      <text:p text:style-name="Standard"/>
      <text:p text:style-name="P2">Procedimiento F:</text:p>
      <text:p text:style-name="P2">Si más de un jugador ganó la máxima cantidad de partidos en alguna superficie, el procedimiento dará como resultado solamente un jugador, el que tiene mayor id. <text:span text:style-name="T3">Si no se jugó ningún partido en esa superficie ese año el resultado será null.</text:span></text:p>
      <text:p text:style-name="Standard"/>
      <text:p text:style-name="P3">Función G:</text:p>
      <text:p text:style-name="P3">Tomo como que un jugador es de un país cuando es el país de nacimiento. Además supongo que no se juegan o no están ingresados partidos que no pertenezcan a un torneo.</text:p>
      <text:p text:style-name="Standard"/>
      <text:p text:style-name="P4">Disparador C:</text:p>
      <text:p text:style-name="P4">Para saber si se modifica la posición se elige la fecha anterior mediante el id. Sería mejor elegirla en base a la fecha (date), pero queda más complicado.</text:p>
      <text:p text:style-name="P1"/>
      <text:p text:style-name="P4">Disparador E:</text:p>
      <text:p text:style-name="P7">Los insert hay que hacerlos de a uno, si se hacen de a muchos no funciona bien, y no entiendo porqué.</text:p>
      <text:p text:style-name="P7"/>
      <text:p text:style-name="P6">Consulta <text:span text:style-name="T2">C</text:span>:</text:p>
      <text:p text:style-name="P6">La segunda y tercer columna están limitadas a un solo valor por el "top(1)". Si un jugador le ganó la misma cantidad <text:span text:style-name="T1">máxima</text:span> de veces a otros dos apareceá solamente uno. Lo mismo pasa si perdió la misma cantidad <text:span text:style-name="T1">máxima</text:span> de veces con otros dos.</text:p>
      <text:p text:style-name="P6">Si el jugador nunca perdió un partido la segunda columna será null. Si el jugador nunca ganó un partido la tercera columna será nu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3M9S</meta:editing-duration>
    <meta:editing-cycles>9</meta:editing-cycles>
    <meta:generator>LibreOffice/5.4.3.2$Windows_X86_64 LibreOffice_project/92a7159f7e4af62137622921e809f8546db437e5</meta:generator>
    <dc:date>2018-06-13T15:00:23.900000000</dc:date>
    <meta:document-statistic meta:table-count="0" meta:image-count="0" meta:object-count="0" meta:page-count="1" meta:paragraph-count="12" meta:word-count="208" meta:character-count="1139" meta:non-whitespace-character-count="943"/>
    <meta:user-defined meta:name="Info 1"/>
    <meta:user-defined meta:name="Info 2"/>
    <meta:user-defined meta:name="Info 3"/>
    <meta:user-defined meta:name="Info 4"/>
  </office:meta>
</office:document-meta>
</file>